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8.213cm"/>
    </style:style>
    <style:style style:name="co3" style:family="table-column">
      <style:table-column-properties fo:break-before="auto" style:column-width="8.51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392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1">
      <style:table-properties table:display="true" style:writing-mode="lr-tb"/>
    </style:style>
    <style:style style:name="ta4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66"/>
      <style:text-properties style:font-name="Calibri" fo:font-size="11pt" style:font-size-asian="11pt" style:font-size-complex="11pt"/>
    </style:style>
    <style:style style:name="ce3" style:family="table-cell" style:parent-style-name="Excel_20_Built-in_20_Normal">
      <style:text-properties style:font-name="Calibri" fo:font-size="11pt" style:font-size-asian="11pt" style:font-size-complex="11pt"/>
    </style:style>
    <style:style style:name="ce4" style:family="table-cell" style:parent-style-name="Excel_20_Built-in_20_Normal">
      <style:table-cell-properties fo:background-color="#83caff"/>
      <style:text-properties style:font-name="Calibri" fo:font-size="11pt" style:font-size-asian="11pt" style:font-size-complex="11pt"/>
    </style:style>
    <style:style style:name="ce5" style:family="table-cell" style:parent-style-name="Default">
      <style:text-properties style:font-name="Calibri" fo:font-size="11pt" style:font-size-asian="11pt" style:font-size-complex="11pt"/>
    </style:style>
    <style:style style:name="ce6" style:family="table-cell" style:parent-style-name="Excel_20_Built-in_20_Normal">
      <style:table-cell-properties fo:background-color="#ffff99"/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able-cell-properties fo:background-color="#99ccff"/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able-cell-properties fo:background-color="#ff6633"/>
      <style:text-properties style:font-name="Calibri" fo:font-size="11pt" style:font-size-asian="11pt" style:font-size-complex="11pt"/>
    </style:style>
    <style:style style:name="ce9" style:family="table-cell" style:parent-style-name="Excel_20_Built-in_20_Normal">
      <style:text-properties style:font-name="Calibri" fo:font-size="11pt" fo:language="pt" fo:country="BR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fo:background-color="#00ff00"/>
      <style:text-properties style:font-name="Calibri" fo:font-size="11pt" style:font-size-asian="11pt" style:font-size-complex="11pt"/>
    </style:style>
    <style:style style:name="ce11" style:family="table-cell" style:parent-style-name="Excel_20_Built-in_20_Normal">
      <style:table-cell-properties fo:background-color="#ffff00"/>
      <style:text-properties style:font-name="Calibri" fo:font-size="11pt" style:font-size-asian="11pt" style:font-size-complex="11pt"/>
    </style:style>
    <style:style style:name="ce12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fo:background-color="#ff00ff"/>
      <style:text-properties style:font-name="Calibri" fo:font-size="11pt" style:font-size-asian="11pt" style:font-size-complex="11pt"/>
    </style:style>
    <style:style style:name="ce14" style:family="table-cell" style:parent-style-name="Excel_20_Built-in_20_Normal">
      <style:table-cell-properties fo:background-color="#00ffff"/>
      <style:text-properties style:font-name="Calibri" fo:font-size="11pt" style:font-size-asian="11pt" style:font-size-complex="11pt"/>
    </style:style>
    <style:style style:name="ce15" style:family="table-cell" style:parent-style-name="Excel_20_Built-in_20_Normal">
      <style:table-cell-properties fo:background-color="#000000" style:text-align-source="fix" style:repeat-content="false"/>
      <style:paragraph-properties fo:text-align="center" fo:margin-left="0cm"/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3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TAREFA</text:p>
          </table:table-cell>
          <table:table-cell table:style-name="ce1" office:value-type="string">
            <text:p>SUBTAREFA</text:p>
          </table:table-cell>
          <table:table-cell table:style-name="ce1" office:value-type="string">
            <text:p>SOLUÇÂO</text:p>
          </table:table-cell>
          <table:table-cell table:style-name="ce1" table:number-columns-repeated="17"/>
          <table:table-cell table:style-name="ce15" table:number-columns-repeated="1004"/>
        </table:table-row>
        <table:table-row table:style-name="ro1">
          <table:table-cell table:style-name="ce2" office:value-type="string">
            <text:p>Img height&amp;width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ermos de uso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riar .jsp</text:p>
          </table:table-cell>
          <table:table-cell office:value-type="string">
            <text:p>termo de compromisso?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nkar no cadastroUsr e foot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lasse obrigatorio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dicionar em campos q foram enabled</text:p>
          </table:table-cell>
          <table:table-cell office:value-type="string">
            <text:p>dar append já com a classe obrigatorio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string">
            <text:p>retirar quando disabled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>
            <text:p>dica lacuna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#letras/1ªletr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sta</text:p>
          </table:table-cell>
          <table:table-cell table:number-columns-repeated="1022"/>
        </table:table-row>
        <table:table-row table:style-name="ro1">
          <table:table-cell office:value-type="string">
            <text:p>organizar .j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refa auto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limpar ex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mpar dis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viar newsle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mover revis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d e-mail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ão pelo gmail, pop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formar redação</text:p>
          </table:table-cell>
          <table:table-cell table:number-columns-repeated="1022"/>
        </table:table-row>
        <table:table-row table:style-name="ro1">
          <table:table-cell office:value-type="string">
            <text:p>Localizar</text:p>
          </table:table-cell>
          <table:table-cell office:value-type="string">
            <text:p>atr Integer, montar sql select where atrr != null</text:p>
          </table:table-cell>
          <table:table-cell table:number-columns-repeated="1022"/>
        </table:table-row>
        <table:table-row table:style-name="ro1">
          <table:table-cell office:value-type="string">
            <text:p>hospedagem</text:p>
          </table:table-cell>
          <table:table-cell table:number-columns-repeated="1023"/>
        </table:table-row>
        <table:table-row table:style-name="ro1">
          <table:table-cell office:value-type="string">
            <text:p>gAnalitics</text:p>
          </table:table-cell>
          <table:table-cell table:number-columns-repeated="1023"/>
        </table:table-row>
        <table:table-row table:style-name="ro1">
          <table:table-cell office:value-type="string">
            <text:p>comentarios do F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calizar 'like %txt%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>
            <text:p>sessao obj config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a-/a+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diom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arse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elect cs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rnacionalizaçã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>
            <text:p>Esconder * lang=”x”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erir na sessã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da caracter set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Home = propaganda/util</text:p>
          </table:table-cell>
          <table:table-cell table:number-columns-repeated="1023"/>
        </table:table-row>
        <table:table-row table:style-name="ro2">
          <table:table-cell office:value-type="string">
            <text:p>add/remove colunas tabelas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>
            <text:p>log de acess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og de exceções</text:p>
          </table:table-cell>
          <table:table-cell table:number-columns-repeated="1023"/>
        </table:table-row>
        <table:table-row table:style-name="ro2">
          <table:table-cell office:value-type="string">
            <text:p>conteudo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edaçã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udar tipo usr: mssg “faça logout login”</text:p>
          </table:table-cell>
          <table:table-cell office:value-type="string">
            <text:p>ou realizar login</text:p>
          </table:table-cell>
          <table:table-cell table:number-columns-repeated="1022"/>
        </table:table-row>
        <table:table-row table:style-name="ro2">
          <table:table-cell office:value-type="string">
            <text:p>camelcase coluna BD</text:p>
          </table:table-cell>
          <table:table-cell table:number-columns-repeated="1023"/>
        </table:table-row>
        <table:table-row table:style-name="ro2">
          <table:table-cell office:value-type="string">
            <text:p>converter para jQuery</text:p>
          </table:table-cell>
          <table:table-cell table:number-columns-repeated="1023"/>
        </table:table-row>
        <table:table-row table:style-name="ro2">
          <table:table-cell table:style-name="ce5"/>
          <table:table-cell office:value-type="string">
            <text:p>loadDiv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nable/disable campos 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sucesso.jsp?destino=X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atu usr</text:p>
          </table:table-cell>
          <table:table-cell office:value-type="string">
            <text:p>javascript:history.go(-1)</text:p>
          </table:table-cell>
          <table:table-cell table:number-columns-repeated="1021"/>
        </table:table-row>
        <table:table-row table:style-name="ro1">
          <table:table-cell office:value-type="string">
            <text:p>corrigir caracteres B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eparar CSS, importar apenas necessário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form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a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l, ol</text:p>
          </table:table-cell>
          <table:table-cell table:number-columns-repeated="1022"/>
        </table:table-row>
        <table:table-row table:style-name="ro2">
          <table:table-cell office:value-type="string">
            <text:p>resumir lista tipoLogradouro para tipos de endereço (comentar outros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dificar url controle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mudar nome para DomainObjec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ntar LOC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dicionar usuario.sobrenom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exibir nome attr foreign ao invés de id em listas[usr, aula, disc]</text:p>
          </table:table-cell>
          <table:table-cell/>
          <table:table-cell office:value-type="string">
            <text:p>na vdd colocaar objetos como atribut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mostrar accesskey no titl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alidar form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forms incompleto desligar submit</text:p>
          </table:table-cell>
          <table:table-cell office:value-type="string">
            <text:p>validar criação exercicios -lacuna-checkbox-text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Mask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adicionar maxlength nos inputs</text:p>
          </table:table-cell>
          <table:table-cell office:value-type="string">
            <text:p>ou jmask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verificar email, cpf, no BD por ajax (tela cadastro)</text:p>
          </table:table-cell>
          <table:table-cell office:value-type="string">
            <text:p>validar cpf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string">
            <text:p>timer na prova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mpo na sessão</text:p>
          </table:table-cell>
          <table:table-cell office:value-type="string">
            <text:p>hrInicio, duraçãoProv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u cookie?</text:p>
          </table:table-cell>
          <table:table-cell table:number-columns-repeated="1022"/>
        </table:table-row>
        <table:table-row table:style-name="ro2">
          <table:table-cell office:value-type="string">
            <text:p>usar &lt;link&gt; em vez de &lt;style&gt;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Métodos DAO retornar status</text:p>
          </table:table-cell>
          <table:table-cell table:number-columns-repeated="1023"/>
        </table:table-row>
        <table:table-row table:style-name="ro1">
          <table:table-cell office:value-type="string">
            <text:p>e tratar retornos falsos</text:p>
          </table:table-cell>
          <table:table-cell office:value-type="string">
            <text:p>cadastr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clui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tualizar</text:p>
          </table:table-cell>
          <table:table-cell table:number-columns-repeated="1022"/>
        </table:table-row>
        <table:table-row table:style-name="ro4" table:number-rows-repeated="4">
          <table:table-cell table:style-name="Default" table:number-columns-repeated="1024"/>
        </table:table-row>
        <table:table-row table:style-name="ro2">
          <table:table-cell office:value-type="string">
            <text:p>colocar datepicker</text:p>
          </table:table-cell>
          <table:table-cell table:number-columns-repeated="1023"/>
        </table:table-row>
        <table:table-row table:style-name="ro1">
          <table:table-cell office:value-type="string">
            <text:p>paginação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icones prox/ant, prim/ul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verter server side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>
            <text:p>icone campo ordenado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olocar teclas de atalho na paginação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padronizar doctype</text:p>
          </table:table-cell>
          <table:table-cell table:number-columns-repeated="1023"/>
        </table:table-row>
        <table:table-row table:style-name="ro2">
          <table:table-cell office:value-type="string">
            <text:p>PUXAR JQUERY DO GOOGLE</text:p>
          </table:table-cell>
          <table:table-cell/>
          <table:table-cell office:value-type="string">
            <text:p>reduz caching, permite processo paralelo, reduz uma requisi~ção no servidor do site(q pode ter limite de 2 conexões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oogle</text:p>
          </table:table-cell>
          <table:table-cell table:style-name="ce9" office:value-type="string">
            <text:p>&lt;script src="https://ajax.googleapis.com/ajax/libs/jquery/1.7.1/jquery.min.js"&gt;&lt;/script&gt;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cal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office:value-type="string">
            <text:p>padronizar latest</text:p>
          </table:table-cell>
          <table:table-cell table:style-name="ce9" office:value-type="string">
            <text:p>import jquery</text:p>
          </table:table-cell>
          <table:table-cell/>
          <table:table-cell office:value-type="string">
            <text:p>goolate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/>
          <table:table-cell/>
          <table:table-cell office:value-type="string">
            <text:p>localatest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9" office:value-type="string">
            <text:p>&lt;meta content="width=device-width,initial-scale=1" name="viewport"&gt;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verifica navegador e mostra links para download</text:p>
          </table:table-cell>
          <table:table-cell table:number-columns-repeated="1023"/>
        </table:table-row>
        <table:table-row table:style-name="ro2">
          <table:table-cell office:value-type="string">
            <text:p>colocar no-cach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dd medidor força de senha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select marcar (inativo/ativo/deletar)</text:p>
          </table:table-cell>
          <table:table-cell table:number-columns-repeated="1023"/>
        </table:table-row>
        <table:table-row table:style-name="ro2">
          <table:table-cell office:value-type="string">
            <text:p>aula sem conteudo = desativada(ou vazia)</text:p>
          </table:table-cell>
          <table:table-cell office:value-type="string">
            <text:p>status publicada boolean</text:p>
          </table:table-cell>
          <table:table-cell office:value-type="string">
            <text:p>quando cria disable, quando tem conteudo você pode marcar enabled</text:p>
          </table:table-cell>
          <table:table-cell table:number-columns-repeated="1021"/>
        </table:table-row>
        <table:table-row table:style-name="ro2">
          <table:table-cell office:value-type="string">
            <text:p>colocar linha como label do checkbox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crumbtrails</text:p>
          </table:table-cell>
          <table:table-cell office:value-type="string">
            <text:p>variável de sessão, cada página define</text:p>
          </table:table-cell>
          <table:table-cell table:number-columns-repeated="1022"/>
        </table:table-row>
        <table:table-row table:style-name="ro1">
          <table:table-cell office:value-type="string">
            <text:p>logar voltar pra página</text:p>
          </table:table-cell>
          <table:table-cell table:number-columns-repeated="1023"/>
        </table:table-row>
        <table:table-row table:style-name="ro2">
          <table:table-cell office:value-type="string">
            <text:p>cadastrar perfil</text:p>
          </table:table-cell>
          <table:table-cell office:value-type="string">
            <text:p>definir quais campos são obrigatori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rrumar captcha limpa</text:p>
          </table:table-cell>
          <table:table-cell office:value-type="string">
            <text:p>voltar quando usuarioerra captch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ualizar aula</text:p>
          </table:table-cell>
          <table:table-cell office:value-type="string">
            <text:p>campos devem estar com dados corret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irar prerequisitos?</text:p>
          </table:table-cell>
          <table:table-cell office:value-type="string">
            <text:p>não, deixar como string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BUG cadastro exerciciomescolha</text:p>
          </table:table-cell>
          <table:table-cell office:value-type="string">
            <text:p>cadastrando 2x (dao não está fechando a conexão)</text:p>
          </table:table-cell>
          <table:table-cell/>
          <table:table-cell office:value-type="string">
            <text:p>ou tá dando erro no get parameter values da respost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rrumar sessão q cai toda hora</text:p>
          </table:table-cell>
          <table:table-cell table:number-columns-repeated="1023"/>
        </table:table-row>
        <table:table-row table:style-name="ro2">
          <table:table-cell office:value-type="string">
            <text:p>adicionar verificação de permissão de acesso</text:p>
          </table:table-cell>
          <table:table-cell/>
          <table:table-cell office:value-type="string">
            <text:p>em tudo</text:p>
          </table:table-cell>
          <table:table-cell office:value-type="string">
            <text:p>editar aula, criar aula, gerenciar conteudo, criar e atualizar exercicio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listar user</text:p>
          </table:table-cell>
          <table:table-cell office:value-type="string">
            <text:p><text:s/>uf e cep + endereço</text:p>
          </table:table-cell>
          <table:table-cell office:value-type="string">
            <text:p>esconder cep, senh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ibir esconder campos</text:p>
          </table:table-cell>
          <table:table-cell office:value-type="string">
            <text:p>botão azul do lado do excluir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arrumar MVC</text:p>
          </table:table-cell>
          <table:table-cell table:number-columns-repeated="1023"/>
        </table:table-row>
        <table:table-row table:style-name="ro1">
          <table:table-cell office:value-type="string">
            <text:p>arrumar estil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istar disc</text:p>
          </table:table-cell>
          <table:table-cell office:value-type="string">
            <text:p>exibir matéria e áre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>
            <text:p>arrumar documentação e incluir no site</text:p>
          </table:table-cell>
          <table:table-cell table:number-columns-repeated="1023"/>
        </table:table-row>
        <table:table-row table:style-name="ro1">
          <table:table-cell office:value-type="string">
            <text:p>arrumar manua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e-mail unique no B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string">
            <text:p>upload</text:p>
          </table:table-cell>
          <table:table-cell office:value-type="string">
            <text:p>txt, doc e pdf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colocar em todas servelets</text:p>
          </table:table-cell>
          <table:table-cell office:value-type="string">
            <text:p>response.setContentType("text/html;charset=UTF-8");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locar FK nas tabelas</text:p>
          </table:table-cell>
          <table:table-cell table:number-columns-repeated="1023"/>
        </table:table-row>
        <table:table-row table:style-name="ro2">
          <table:table-cell office:value-type="string">
            <text:p>tirar fk de disciplinas ???</text:p>
          </table:table-cell>
          <table:table-cell office:value-type="string">
            <text:p>p causa de multidisciplinar, outro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Adicionar aos DAO</text:p>
          </table:table-cell>
          <table:table-cell office:value-type="string">
            <text:p>conectar()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assim ele conecta ao ser instanciado 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>
            <text:p>pode conectar msm ser instanciado de novo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e desconecta automaticamen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ascata excluir aula</text:p>
          </table:table-cell>
          <table:table-cell office:value-type="string">
            <text:p>seleciona conteudo da aul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tera pelo conteudo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possivelmente isso já vai excluir conteudo</text:p>
          </table:table-cell>
          <table:table-cell table:style-name="ce11" office:value-type="string">
            <text:p>deleta exercicio id from exTipo</text:p>
          </table:table-cell>
          <table:table-cell office:value-type="string">
            <text:p>* from respostas where exId=exId</text:p>
          </table:table-cell>
          <table:table-cell table:number-columns-repeated="1021"/>
        </table:table-row>
        <table:table-row table:style-name="ro2">
          <table:table-cell office:value-type="string">
            <text:p>Excluir * from conteudo where aula id=aulaid</text:p>
          </table:table-cell>
          <table:table-cell/>
          <table:table-cell office:value-type="string">
            <text:p>* from perguntas where id=exId</text:p>
          </table:table-cell>
          <table:table-cell table:number-columns-repeated="1021"/>
        </table:table-row>
        <table:table-row table:style-name="ro2">
          <table:table-cell office:value-type="string">
            <text:p>excluir aula where id=aulaId</text:p>
          </table:table-cell>
          <table:table-cell table:number-columns-repeated="1023"/>
        </table:table-row>
        <table:table-row table:style-name="ro2">
          <table:table-cell office:value-type="string">
            <text:p>daoaula VVV</text:p>
          </table:table-cell>
          <table:table-cell table:number-columns-repeated="1023"/>
        </table:table-row>
        <table:table-row table:style-name="ro2">
          <table:table-cell office:value-type="string">
            <text:p>// SELECT tipo_exercicio, id_exercicio FROM conteudo WHERE id_aula=/</text:p>
          </table:table-cell>
          <table:table-cell table:number-columns-repeated="1023"/>
        </table:table-row>
        <table:table-row table:style-name="ro2">
          <table:table-cell office:value-type="string">
            <text:p><text:s text:c="16"/>// for exercicio : lista</text:p>
          </table:table-cell>
          <table:table-cell table:number-columns-repeated="1023"/>
        </table:table-row>
        <table:table-row table:style-name="ro2">
          <table:table-cell office:value-type="string">
            <text:p><text:s text:c="20"/>// DELETE FROM <text:s/>tipo_exercicio_respostas WHERE id=id_exercicio</text:p>
          </table:table-cell>
          <table:table-cell table:number-columns-repeated="3"/>
          <table:table-cell office:value-type="string">
            <text:p>Select * from conteudo where aulaId=x</text:p>
          </table:table-cell>
          <table:table-cell table:number-columns-repeated="1019"/>
        </table:table-row>
        <table:table-row table:style-name="ro2">
          <table:table-cell office:value-type="string">
            <text:p><text:s text:c="20"/>// DELETE FROM <text:s/>tipo_exercicio_perguntas WHERE id=id_exercicio</text:p>
          </table:table-cell>
          <table:table-cell table:number-columns-repeated="3"/>
          <table:table-cell office:value-type="string">
            <text:p>for conteudo</text:p>
          </table:table-cell>
          <table:table-cell table:number-columns-repeated="1019"/>
        </table:table-row>
        <table:table-row table:style-name="ro2">
          <table:table-cell office:value-type="string">
            <text:p><text:s text:c="12"/>// DELETE FROM progresso WHERE id_aula=?</text:p>
          </table:table-cell>
          <table:table-cell table:number-columns-repeated="4"/>
          <table:table-cell office:value-type="string">
            <text:p>delete from conteudo where id=y</text:p>
          </table:table-cell>
          <table:table-cell table:number-columns-repeated="1018"/>
        </table:table-row>
        <table:table-row table:style-name="ro2">
          <table:table-cell office:value-type="string">
            <text:p><text:s text:c="12"/>// DELETE FROM conteudo WHERE id_aula=?</text:p>
          </table:table-cell>
          <table:table-cell table:number-columns-repeated="5"/>
          <table:table-cell table:style-name="ce14" office:value-type="string">
            <text:p>já exclui perguntas e respostas</text:p>
          </table:table-cell>
          <table:table-cell table:number-columns-repeated="1017"/>
        </table:table-row>
        <table:table-row table:style-name="ro1">
          <table:table-cell office:value-type="string">
            <text:p><text:s text:c="12"/>// DELETE FROM aulas WHERE id=?</text:p>
          </table:table-cell>
          <table:table-cell table:number-columns-repeated="5"/>
          <table:table-cell office:value-type="string">
            <text:p>já exclui imagens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elete from aulas where id=x</text:p>
          </table:table-cell>
          <table:table-cell table:number-columns-repeated="1019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concluir aula</text:p>
          </table:table-cell>
          <table:table-cell table:number-columns-repeated="1023"/>
        </table:table-row>
        <table:table-row table:style-name="ro2">
          <table:table-cell office:value-type="string">
            <text:p>if usrPrivilegios = 0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>
            <text:p>Cadastre-se!</text:p>
          </table:table-cell>
          <table:table-cell table:number-columns-repeated="1022"/>
        </table:table-row>
        <table:table-row table:style-name="ro1">
          <table:table-cell office:value-type="string">
            <text:p>el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ote!</text:p>
          </table:table-cell>
          <table:table-cell office:value-type="string">
            <text:p>já funcionando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office:value-type="string">
            <text:p>fundir no daoAula</text:p>
          </table:table-cell>
          <table:table-cell table:number-columns-repeated="1023"/>
        </table:table-row>
        <table:table-row table:style-name="ro2">
          <table:table-cell office:value-type="string">
            <text:p>listar</text:p>
          </table:table-cell>
          <table:table-cell office:value-type="string">
            <text:p>localizar(obj)/atualizar(obj)</text:p>
          </table:table-cell>
          <table:table-cell table:number-columns-repeated="1022"/>
        </table:table-row>
        <table:table-row table:style-name="ro2">
          <table:table-cell office:value-type="string">
            <text:p>listarCondicional</text:p>
          </table:table-cell>
          <table:table-cell office:value-type="string">
            <text:p>itera pelos atribs</text:p>
          </table:table-cell>
          <table:table-cell table:number-columns-repeated="1022"/>
        </table:table-row>
        <table:table-row table:style-name="ro2">
          <table:table-cell office:value-type="string">
            <text:p>listarMinhas</text:p>
          </table:table-cell>
          <table:table-cell office:value-type="string">
            <text:p>os não null são inseridos no sql</text:p>
          </table:table-cell>
          <table:table-cell table:number-columns-repeated="1022"/>
        </table:table-row>
        <table:table-row table:style-name="ro1">
          <table:table-cell office:value-type="string">
            <text:p>localizar por i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chada = controle acesso</text:p>
          </table:table-cell>
          <table:table-cell table:number-columns-repeated="1023"/>
        </table:table-row>
        <table:table-row table:style-name="ro1">
          <table:table-cell office:value-type="string">
            <text:p>e sessão</text:p>
          </table:table-cell>
          <table:table-cell table:number-columns-repeated="1023"/>
        </table:table-row>
        <table:table-row table:style-name="ro2">
          <table:table-cell office:value-type="string">
            <text:p>e requestUri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modal clica fora fecha</text:p>
          </table:table-cell>
          <table:table-cell office:value-type="string">
            <text:p>usar onde?</text:p>
          </table:table-cell>
          <table:table-cell office:value-type="string">
            <text:p>cadas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table:number-columns-repeated="1021"/>
        </table:table-row>
        <table:table-row table:style-name="ro2">
          <table:table-cell office:value-type="string">
            <text:p>impedir usuario de votar na própria aula?</text:p>
          </table:table-cell>
          <table:table-cell/>
          <table:table-cell office:value-type="string">
            <text:p>pesquisa de aul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dicionar/remover camp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ul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riação de exercici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oto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2" office:value-type="string">
            <text:p>&lt;html lang="pt-br"&gt;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&lt;meta charset="utf-8"&gt;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pegar controle de acesso de e-mail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>
            <text:p>transformar em jsp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dar import na paginas q precisam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parametrizar condiçoes de acesso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office:value-type="string">
            <text:p>usr null ou não</text:p>
          </table:table-cell>
          <table:table-cell office:value-type="string">
            <text:p>Condicao 1</text:p>
          </table:table-cell>
          <table:table-cell office:value-type="string">
            <text:p>boolean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Privilegios &gt; ou&lt; q valor</text:p>
          </table:table-cell>
          <table:table-cell office:value-type="string">
            <text:p>Condicao 2</text:p>
          </table:table-cell>
          <table:table-cell office:value-type="string">
            <text:p>boolean, int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iniciar aula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>
            <text:p>select progresso where id=sexxao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>
            <text:p>if restrit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if progresso = null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input senh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les</text:p>
          </table:table-cell>
          <table:table-cell table:number-columns-repeated="2"/>
          <table:table-cell office:value-type="string">
            <text:p>if senha corret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botão iniciar</text:p>
          </table:table-cell>
          <table:table-cell table:number-columns-repeated="2"/>
          <table:table-cell office:value-type="string">
            <text:p>botao continuar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subst jquery002.js</text:p>
          </table:table-cell>
          <table:table-cell office:value-type="string">
            <text:p>por google ou local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criar conteudo</text:p>
          </table:table-cell>
          <table:table-cell office:value-type="string">
            <text:p>update aulas set atualização=? Where aulaId=x</text:p>
          </table:table-cell>
          <table:table-cell table:number-columns-repeated="1022"/>
        </table:table-row>
        <table:table-row table:style-name="ro1" table:number-rows-repeated="65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agem BD" table:style-name="ta2" table:print="false">
        <table:table-column table:style-name="co6" table:number-columns-repeated="1014" table:default-cell-style-name="Excel_20_Built-in_20_Normal"/>
        <table:table-column table:style-name="co6" table:number-columns-repeated="10" table:default-cell-style-name="Default"/>
        <table:table-row table:style-name="ro2">
          <table:table-cell office:value-type="string">
            <text:p>prova_fail</text:p>
          </table:table-cell>
          <table:table-cell table:number-columns-repeated="1023"/>
        </table:table-row>
        <table:table-row table:style-name="ro2">
          <table:table-cell office:value-type="string">
            <text:p>id</text:p>
          </table:table-cell>
          <table:table-cell office:value-type="string">
            <text:p>id usr</text:p>
          </table:table-cell>
          <table:table-cell office:value-type="string">
            <text:p>id_prova</text:p>
          </table:table-cell>
          <table:table-cell office:value-type="string">
            <text:p>data_liberaçã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ata(do fail)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" table:style-name="ta4" table:print="false">
        <table:table-column table:style-name="co6" table:number-columns-repeated="1024" table:default-cell-style-name="Excel_20_Built-in_20_Normal"/>
        <table:table-row table:style-name="ro1">
          <table:table-cell office:value-type="string">
            <text:p>Criar aula: quando muda select area deve resetar select disciplina</text:p>
          </table:table-cell>
          <table:table-cell table:number-columns-repeated="1023"/>
        </table:table-row>
        <table:table-row table:style-name="ro1">
          <table:table-cell office:value-type="string">
            <text:p>criar/atualizar aula: id das disciplinas outros/multi violam foreign key</text:p>
          </table:table-cell>
          <table:table-cell table:number-columns-repeated="1023"/>
        </table:table-row>
        <table:table-row table:style-name="ro1">
          <table:table-cell office:value-type="string">
            <text:p>timetolive sessão acaba rápido</text:p>
          </table:table-cell>
          <table:table-cell table:number-columns-repeated="3"/>
          <table:table-cell office:value-type="string">
            <text:p>acaba quando modifica o código</text:p>
          </table:table-cell>
          <table:table-cell table:number-columns-repeated="1019"/>
        </table:table-row>
        <table:table-row table:style-name="ro1">
          <table:table-cell office:value-type="string">
            <text:p>login deve ser por email[UNIQUE]</text:p>
          </table:table-cell>
          <table:table-cell table:number-columns-repeated="1023"/>
        </table:table-row>
        <table:table-row table:style-name="ro1">
          <table:table-cell office:value-type="string">
            <text:p>remover ws e wolley interface aula</text:p>
          </table:table-cell>
          <table:table-cell table:number-columns-repeated="1023"/>
        </table:table-row>
        <table:table-row table:style-name="ro1">
          <table:table-cell office:value-type="string">
            <text:p>zebrando linhas inviiveis</text:p>
          </table:table-cell>
          <table:table-cell table:number-columns-repeated="1023"/>
        </table:table-row>
        <table:table-row table:style-name="ro1">
          <table:table-cell office:value-type="string">
            <text:p>deletando aula deve deletar todo conteúdo referente a aula [cascade resolve?]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checkbox attualizando respostas -1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não tá atualizando data de nasc</text:p>
          </table:table-cell>
          <table:table-cell table:number-columns-repeated="1023"/>
        </table:table-row>
        <table:table-row table:style-name="ro1">
          <table:table-cell office:value-type="string">
            <text:p>próxima e ultima pag de iniciarAula deve verificar horizonte de paginas bloqueada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olti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renciar conteudo linha 11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f conteudo = 0 form append</text:p>
          </table:table-cell>
          <table:table-cell table:number-columns-repeated="2"/>
          <table:table-cell office:value-type="string">
            <text:p>não há conteud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!!ta apendando no login for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gar id usuario em ctrlAula.Vot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isciplina</text:p>
          </table:table-cell>
          <table:table-cell table:number-columns-repeated="1023"/>
        </table:table-row>
        <table:table-row table:style-name="ro1">
          <table:table-cell office:value-type="string">
            <text:p>não dá pra escolher multi, e outros</text:p>
          </table:table-cell>
          <table:table-cell table:number-columns-repeated="1023"/>
        </table:table-row>
        <table:table-row table:style-name="ro1">
          <table:table-cell office:value-type="string">
            <text:p>ERRO: inserção ou atualização em tabela "aulas" viola restrição de chave estrangeira "aulas_id_disciplina_fkey"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etalhe: Chave (id_disciplina)=(-2) não está presente na tabela "disciplinas"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!!!!!!!!!!</text:p>
          </table:table-cell>
          <table:table-cell table:number-columns-repeated="1023"/>
        </table:table-row>
        <table:table-row table:style-name="ro1">
          <table:table-cell office:value-type="string">
            <text:p>erro no listar usuarios</text:p>
          </table:table-cell>
          <table:table-cell table:number-columns-repeated="1023"/>
        </table:table-row>
        <table:table-row table:style-name="ro1">
          <table:table-cell office:value-type="string">
            <text:p>atualizar usr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botão excluir disc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PSQLException: ERRO: atualização ou exclusão em tabela "disciplinas" viola restrição de chave estrangeira "aulas_id_disciplina_fkey" em "aulas"</text:p>
            <text:p><text:s text:c="2"/>Detalhe: Chave (id)=(8) ainda é referenciada pela tabela "aulas".</text:p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15/09/2012</text:date>, <text:time>15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15T15:43:03.35</dc:date>
    <meta:generator>BrOffice.org/3.2$Win32 OpenOffice.org_project/320m18$Build-9502</meta:generator>
    <meta:editing-duration>PT11H13M55S</meta:editing-duration>
    <meta:editing-cycles>130</meta:editing-cycles>
    <dc:creator>Mark </dc:creator>
    <meta:document-statistic meta:table-count="3" meta:cell-count="260" meta:object-count="0"/>
  </office:meta>
</office:document-meta>
</file>